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text">
      <style:graphic-properties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deb3d" draw:textarea-horizontal-align="left" draw:textarea-vertical-align="top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fill="solid" draw:fill-color="#cccc00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left" draw:auto-grow-height="false" fo:min-height="0.749cm" fo:min-width="0.499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1" draw:text-style-name="P1" draw:id="id9" draw:layer="layout" svg:width="3cm" svg:height="1.5cm" svg:x="12.5cm" svg:y="14cm">
          <text:p text:style-name="P1">Participa</text:p>
          <text:p text:style-name="P1">Puj</text:p>
        </draw:rect>
        <draw:rect draw:style-name="gr1" draw:text-style-name="P1" draw:id="id11" draw:layer="layout" svg:width="2cm" svg:height="1.5cm" svg:x="13.5cm" svg:y="18cm">
          <text:p text:style-name="P1">Cria</text:p>
          <text:p text:style-name="P1">PUJ</text:p>
        </draw:rect>
        <draw:rect draw:style-name="gr1" draw:text-style-name="P1" draw:id="id8" draw:layer="layout" svg:width="3cm" svg:height="1.5cm" svg:x="12.5cm" svg:y="6.5cm">
          <text:p text:style-name="P1">Submete</text:p>
          <text:p text:style-name="P1">Projeto</text:p>
        </draw:rect>
        <draw:rect draw:style-name="gr1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2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2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2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2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2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2" draw:text-style-name="P1" draw:layer="layout" draw:type="curve" svg:x1="8.5cm" svg:y1="5.75cm" svg:x2="12.5cm" svg:y2="4.75cm" draw:start-shape="id6" draw:start-glue-point="1" draw:end-shape="id7" draw:end-glue-point="3" svg:d="m8500 5750c3000 0 1000-1000 4000-1000">
          <text:p/>
        </draw:connector>
        <draw:connector draw:style-name="gr2" draw:text-style-name="P1" draw:layer="layout" svg:x1="18.25cm" svg:y1="4.5cm" svg:x2="15.5cm" svg:y2="7.25cm" draw:start-shape="id5" draw:start-glue-point="2" draw:end-shape="id8" draw:end-glue-point="1" svg:d="m18250 4500v2750h-2750">
          <text:p/>
        </draw:connector>
        <draw:connector draw:style-name="gr2" draw:text-style-name="P1" draw:layer="layout" svg:x1="18.25cm" svg:y1="4.5cm" svg:x2="15.5cm" svg:y2="14.75cm" draw:start-shape="id5" draw:start-glue-point="2" draw:end-shape="id9" draw:end-glue-point="1" svg:d="m18250 4500v10250h-2750">
          <text:p/>
        </draw:connector>
        <draw:connector draw:style-name="gr2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2" draw:text-style-name="P1" draw:layer="layout" svg:x1="18.25cm" svg:y1="4.5cm" svg:x2="15.5cm" svg:y2="18.75cm" draw:start-shape="id5" draw:start-glue-point="2" draw:end-shape="id11" draw:end-glue-point="1" svg:d="m18250 4500v14250h-2750">
          <text:p/>
        </draw:connector>
        <draw:frame draw:style-name="gr3" draw:layer="layout" svg:width="10.256cm" svg:height="0.962cm" svg:x="5cm" svg:y="1.5cm">
          <draw:text-box>
            <text:p>Diagrama resumido do arena PUG</text:p>
          </draw:text-box>
        </draw:frame>
        <draw:frame draw:style-name="gr4" draw:layer="layout" svg:width="4.265cm" svg:height="0.962cm" svg:x="1.8cm" svg:y="19cm">
          <draw:text-box>
            <text:p>*link no email</text:p>
          </draw:text-box>
        </draw:frame>
        <draw:frame draw:style-name="gr3" draw:layer="layout" svg:width="16.733cm" svg:height="0.962cm" svg:x="1.767cm" svg:y="20.038cm">
          <draw:text-box>
            <text:p>** acesso aos fluxos listados depende do perfil do usuário</text:p>
          </draw:text-box>
        </draw:frame>
        <draw:rect draw:style-name="gr1" draw:text-style-name="P1" draw:id="id13" draw:layer="layout" svg:width="3cm" svg:height="1.5cm" svg:x="12.5cm" svg:y="12cm">
          <text:p text:style-name="P1">Vota</text:p>
          <text:p text:style-name="P1">Projeto</text:p>
        </draw:rect>
        <draw:rect draw:style-name="gr1" draw:text-style-name="P1" draw:id="id12" draw:layer="layout" svg:width="3.5cm" svg:height="1.5cm" svg:x="14cm" svg:y="10cm">
          <text:p text:style-name="P1">Monta</text:p>
          <text:p text:style-name="P1">Equipe</text:p>
        </draw:rect>
        <draw:connector draw:style-name="gr2" draw:text-style-name="P1" draw:layer="layout" svg:x1="14cm" svg:y1="8cm" svg:x2="15.75cm" svg:y2="10cm" draw:start-shape="id8" draw:start-glue-point="2" draw:end-shape="id12" draw:end-glue-point="0" svg:d="m14000 8000v1000h1750v1000">
          <text:p/>
        </draw:connector>
        <draw:connector draw:style-name="gr2" draw:text-style-name="P1" draw:layer="layout" svg:x1="18.25cm" svg:y1="4.5cm" svg:x2="15.5cm" svg:y2="12.75cm" draw:start-shape="id5" draw:start-glue-point="2" draw:end-shape="id13" draw:end-glue-point="1" svg:d="m18250 4500v8250h-2750">
          <text:p/>
        </draw:connector>
        <draw:rect draw:style-name="gr5" draw:layer="layout" svg:width="4cm" svg:height="5cm" svg:x="1.5cm" svg:y="12.5cm">
          <text:p>Aluno</text:p>
          <text:p>Professor</text:p>
          <text:p>Profissional</text:p>
          <text:p>Instituição</text:p>
          <text:p>Patrocinador</text:p>
          <text:p>soneca</text:p>
        </draw:rect>
        <draw:frame draw:style-name="gr6" draw:layer="layout" svg:width="2.5cm" svg:height="0.962cm" svg:x="1.5cm" svg:y="11.5cm">
          <draw:text-box>
            <text:p>Perfis</text:p>
          </draw:text-box>
        </draw:frame>
      </draw:page>
      <draw:page draw:name="page2" draw:style-name="dp1" draw:master-page-name="Padrão">
        <draw:frame draw:style-name="gr3" draw:layer="layout" svg:width="7.089cm" svg:height="0.962cm" svg:x="6.911cm" svg:y="1.5cm">
          <draw:text-box>
            <text:p>Domínio do arena PUG</text:p>
          </draw:text-box>
        </draw:frame>
        <draw:rect draw:style-name="gr7" draw:text-style-name="P1" draw:layer="layout" svg:width="2.5cm" svg:height="1cm" svg:x="7.5cm" svg:y="4.5cm">
          <text:p text:style-name="P1">UserTO</text:p>
        </draw:rect>
        <draw:rect draw:style-name="gr7" draw:text-style-name="P1" draw:layer="layout" svg:width="2.5cm" svg:height="1cm" svg:x="15.5cm" svg:y="3cm">
          <text:p text:style-name="P1">RoleTO</text:p>
        </draw:rect>
        <draw:rect draw:style-name="gr7" draw:text-style-name="P1" draw:layer="layout" svg:width="2.5cm" svg:height="1cm" svg:x="2cm" svg:y="3cm">
          <text:p text:style-name="P1">AdsTO</text:p>
        </draw:rect>
        <draw:rect draw:style-name="gr7" draw:text-style-name="P1" draw:layer="layout" svg:width="5cm" svg:height="1cm" svg:x="5cm" svg:y="3cm">
          <text:p text:style-name="P1">CompetitionTO</text:p>
        </draw:rect>
        <draw:rect draw:style-name="gr7" draw:text-style-name="P1" draw:layer="layout" svg:width="4.5cm" svg:height="1cm" svg:x="10.5cm" svg:y="3cm">
          <text:p text:style-name="P1">HomeworkTO</text:p>
        </draw:rect>
        <draw:rect draw:style-name="gr7" draw:text-style-name="P1" draw:layer="layout" svg:width="5cm" svg:height="1cm" svg:x="2cm" svg:y="4.5cm">
          <text:p text:style-name="P1">SubscriptionTO</text:p>
        </draw:rect>
        <draw:frame draw:style-name="gr3" draw:layer="layout" svg:width="15.906cm" svg:height="3.095cm" svg:x="2.5cm" svg:y="6.5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a subscrição ao evento</text:p>
              </text:list-item>
              <text:list-item>
                <text:p>Na subscrição é informado o papel</text:p>
              </text:list-item>
            </text:list>
          </draw:text-box>
        </draw:frame>
      </draw:page>
      <draw:page draw:name="page3" draw:style-name="dp1" draw:master-page-name="Padrão">
        <draw:custom-shape draw:style-name="gr8" draw:text-style-name="P1" draw:layer="layout" svg:width="3.5cm" svg:height="1cm" svg:x="13cm" svg:y="6cm">
          <text:p text:style-name="P1">index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8.5cm">
          <text:p text:style-name="P1">login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11cm">
          <text:p text:style-name="P1">logout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12.5cm">
          <text:p text:style-name="P1">puj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15cm">
          <text:p text:style-name="P1">soneca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3.041cm" svg:height="0.962cm" svg:x="3.959cm" svg:y="1.538cm">
          <draw:text-box>
            <text:p>Relacionamentos entre os artefatos de visão</text:p>
          </draw:text-box>
        </draw:frame>
        <draw:custom-shape draw:style-name="gr9" draw:layer="layout" svg:width="5.5cm" svg:height="13.5cm" svg:x="12cm" svg:y="4.5cm">
          <text:p>Pagina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963.636363636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layout" svg:width="3.5cm" svg:height="1cm" svg:x="13cm" svg:y="7cm">
          <text:p text:style-name="P1">index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9.5cm">
          <text:p text:style-name="P1">login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13.5cm">
          <text:p text:style-name="P1">puj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cm" svg:height="1cm" svg:x="13cm" svg:y="16cm">
          <text:p text:style-name="P1">soneca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8cm" svg:height="16cm" svg:x="1.5cm" svg:y="3cm">
          <text:p>Templat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layout" svg:width="6cm" svg:height="1cm" svg:x="2.5cm" svg:y="5cm">
          <text:p text:style-name="P1">content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6.5cm">
          <text:p text:style-name="P1">cri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9cm">
          <text:p text:style-name="P1">form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0.5cm">
          <text:p text:style-name="P1">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3cm">
          <text:p text:style-name="P1">list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5.5cm">
          <text:p text:style-name="P1">showcompetition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7cm">
          <text:p text:style-name="P1">user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7.5cm">
          <text:p text:style-name="P1">cri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1.5cm">
          <text:p text:style-name="P1">join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cm" svg:x="2.5cm" svg:y="14cm">
          <text:p text:style-name="P1">list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11cm" svg:height="8cm" svg:x="8.5cm" svg:y="20cm">
          <text:p>Biblioteca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1" draw:text-style-name="P1" draw:layer="layout" svg:width="4cm" svg:height="2cm" svg:x="9.2cm" svg:y="21.5cm">
          <text:p text:style-name="P1">jQuery</text:p>
        </draw:ellipse>
        <draw:ellipse draw:style-name="gr1" draw:text-style-name="P1" draw:layer="layout" svg:width="4cm" svg:height="2cm" svg:x="13.5cm" svg:y="21.1cm">
          <text:p text:style-name="P1">jQueryUI</text:p>
        </draw:ellipse>
        <draw:ellipse draw:style-name="gr1" draw:text-style-name="P1" draw:layer="layout" svg:width="4cm" svg:height="2cm" svg:x="14.4cm" svg:y="24.9cm">
          <text:p text:style-name="P1">xml.js</text:p>
        </draw:ellipse>
        <draw:ellipse draw:style-name="gr1" draw:text-style-name="P1" draw:layer="layout" svg:width="5cm" svg:height="2cm" svg:x="9.2cm" svg:y="25.1cm">
          <text:p text:style-name="P1">carregamento.js</text:p>
        </draw:ellipse>
        <draw:ellipse draw:style-name="gr1" draw:text-style-name="P1" draw:layer="layout" svg:width="3.5cm" svg:height="2cm" svg:x="12.3cm" svg:y="23.1cm">
          <text:p text:style-name="P1">xsl.js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10T23:27:51</dc:date>
    <meta:editing-duration>PT02H27M45S</meta:editing-duration>
    <meta:editing-cycles>26</meta:editing-cycles>
    <meta:generator>BrOffice.org/3.2$Unix OpenOffice.org_project/320m18$Build-9502</meta:generator>
    <meta:document-statistic meta:object-count="66"/>
  </office:meta>
</office:document-meta>
</file>